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Normal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Normal">
      <style:paragraph-properties fo:text-align="center" style:justify-single-word="false"/>
      <style:text-properties fo:color="#3a7c22" fo:font-size="24pt" fo:font-weight="bold" style:font-size-asian="24pt" style:font-weight-asian="bold" style:font-size-complex="24pt" style:font-weight-complex="bold"/>
    </style:style>
    <style:style style:name="P3" style:family="paragraph" style:parent-style-name="Normal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Normal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Normal">
      <style:text-properties fo:color="#156082" fo:font-size="18pt" fo:font-weight="bold" style:font-size-asian="18pt" style:font-weight-asian="bold" style:font-size-complex="18pt" style:font-weight-complex="bold"/>
    </style:style>
    <style:style style:name="P6" style:family="paragraph" style:parent-style-name="Normal">
      <style:paragraph-properties fo:text-align="justify" style:justify-single-word="false"/>
      <style:text-properties fo:color="#156082" fo:font-size="18pt" fo:font-weight="bold" style:font-size-asian="18pt" style:font-weight-asian="bold" style:font-size-complex="18pt" style:font-weight-complex="bold"/>
    </style:style>
    <style:style style:name="P7" style:family="paragraph" style:parent-style-name="Normal">
      <style:text-properties fo:color="#156082" fo:font-size="10pt" style:font-size-asian="10pt" style:font-size-complex="10pt"/>
    </style:style>
    <style:style style:name="P8" style:family="paragraph" style:parent-style-name="Normal">
      <style:text-properties fo:font-weight="bold" style:font-weight-asian="bold" style:font-weight-complex="bold"/>
    </style:style>
    <style:style style:name="P9" style:family="paragraph" style:parent-style-name="Normal">
      <style:paragraph-properties fo:text-align="justify" style:justify-single-word="false"/>
    </style:style>
    <style:style style:name="P10" style:family="paragraph" style:parent-style-name="Normal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Normal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Normal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Normal">
      <style:paragraph-properties fo:line-height="115%" fo:text-align="justify" style:justify-single-word="false"/>
    </style:style>
    <style:style style:name="P14" style:family="paragraph" style:parent-style-name="Normal">
      <style:paragraph-properties fo:margin-left="-0.751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Normal">
      <style:text-properties fo:color="#156082" fo:font-size="18pt" fo:font-weight="bold" style:font-size-asian="18pt" style:font-weight-asian="bold" style:font-size-complex="18pt" style:font-weight-complex="bold"/>
    </style:style>
    <style:style style:name="P16" style:family="paragraph" style:parent-style-name="Normal">
      <style:paragraph-properties fo:text-align="justify" style:justify-single-word="false"/>
    </style:style>
    <style:style style:name="P17" style:family="paragraph" style:parent-style-name="Normal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Normal">
      <style:paragraph-properties fo:text-align="justify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9" style:family="paragraph" style:parent-style-name="Normal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Heading_20_1" style:master-page-name="MP0">
      <style:paragraph-properties fo:text-align="center" style:justify-single-word="false" style:page-number="auto" fo:break-before="page" fo:background-color="#dae9f7" fo:padding-left="0cm" fo:padding-right="0cm" fo:padding-top="0cm" fo:padding-bottom="0.035cm" fo:border-left="none" fo:border-right="none" fo:border-top="none" fo:border-bottom="0.018cm solid #000000" style:shadow="none">
        <style:background-image/>
      </style:paragraph-properties>
      <style:text-properties fo:color="#156082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156082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7.768cm, 8.114cm, 10.47cm, 14.153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17.129cm, 8.114cm, 5.687cm, 14.153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21.745cm, 8.114cm, 0cm, 14.153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TIPE <text:s/>MPI– Fiche de suivi 2024-2025</text:h>
      <text:p text:style-name="Normal"/>
      <text:p text:style-name="P1">Thème de l’année :</text:p>
      <text:p text:style-name="P2">Transition, transformation, conversion</text:p>
      <text:p text:style-name="P4"/>
      <text:p text:style-name="P5">Sites utiles</text:p>
      <text:p text:style-name="Normal"><text:span text:style-name="Police_20_par_20_défaut"><text:span text:style-name="T1">Site du concours :</text:span></text:span><text:span text:style-name="Police_20_par_20_défaut"><text:span text:style-name="T2"><text:tab/></text:span></text:span><text:a xlink:type="simple" xlink:href="https://www.scei-concours.fr/tipe.php" office:target-frame-name="_top" xlink:show="replace" text:style-name="Internet_20_link" text:visited-style-name="Visited_20_Internet_20_Link"><text:span text:style-name="Lien_20_hypertexte"><text:span text:style-name="T2">https://www.scei-concours.fr/tipe.php</text:span></text:span></text:a></text:p>
      <text:p text:style-name="P8">Sites pour trouver un sujet : <text:s/></text:p>
      <text:p text:style-name="Normal"><text:span text:style-name="Police_20_par_20_défaut"><text:span text:style-name="T2"><text:s text:c="2"/></text:span></text:span><text:a xlink:type="simple" xlink:href="https://interstices.info/dossier/tipe-2024-2025-transition-transformation-conversion/" office:target-frame-name="_top" xlink:show="replace" text:style-name="Internet_20_link" text:visited-style-name="Visited_20_Internet_20_Link"><text:span text:style-name="Lien_20_hypertexte"><text:span text:style-name="T2">https://interstices.info/dossier/tipe-2024-2025-transition-transformation-conversion/</text:span></text:span></text:a></text:p>
      <text:p text:style-name="Normal"><text:a xlink:type="simple" xlink:href="https://pixees.fr/transition-transformation-conversion-cest-le-sujet-tipe-2024-2025/" office:target-frame-name="_top" xlink:show="replace" text:style-name="Internet_20_link" text:visited-style-name="Visited_20_Internet_20_Link"><text:span text:style-name="Lien_20_hypertexte"><text:span text:style-name="T2">https://pixees.fr/transition-transformation-conversion-cest-le-sujet-tipe-2024-2025/</text:span></text:span></text:a></text:p>
      <text:p text:style-name="P3"/>
      <text:p text:style-name="P8">Sites de références scientifiques : </text:p>
      <text:p text:style-name="P7">le site de l’université offre un large éventail accessible en ligne avec les identifiants.</text:p>
      <text:p text:style-name="Normal"><text:a xlink:type="simple" xlink:href="http://arxiv.org/" office:target-frame-name="_top" xlink:show="replace" text:style-name="Internet_20_link" text:visited-style-name="Visited_20_Internet_20_Link"><text:span text:style-name="Lien_20_hypertexte"><text:span text:style-name="T2">http://arxiv.org</text:span></text:span></text:a></text:p>
      <text:p text:style-name="Normal"><text:a xlink:type="simple" xlink:href="http://scholar.google.fr/" office:target-frame-name="_top" xlink:show="replace" text:style-name="Internet_20_link" text:visited-style-name="Visited_20_Internet_20_Link"><text:span text:style-name="Lien_20_hypertexte"><text:span text:style-name="T2">http://scholar.google.fr/</text:span></text:span></text:a></text:p>
      <text:p text:style-name="P5"/>
      <text:p text:style-name="P6">Hurot Eliott</text:p>
      <text:p text:style-name="P6"/>
      <text:p text:style-name="P9"><text:span text:style-name="Police_20_par_20_défaut"><text:span text:style-name="T3">Correction d'erreur de français en Ocaml </text:span></text:span></text:p>
      <text:p text:style-name="P9"><text:span text:style-name="Police_20_par_20_défaut"><text:span text:style-name="T8">Problématique (temporaire) : Comment reconnaître et corriger les erreurs de français informatiquement ?</text:span></text:span></text:p>
      <text:p text:style-name="P11"/>
      <text:p text:style-name="P9"><text:span text:style-name="Police_20_par_20_défaut"><text:span text:style-name="T3">Projet de contenu </text:span></text:span><text:span text:style-name="Police_20_par_20_défaut"><text:span text:style-name="T5">: </text:span></text:span><text:span text:style-name="Police_20_par_20_défaut"><text:span text:style-name="T4">recréer un programme informatique permettant de savoir si une phrase est correct et de la corriger si ce n'est pas le cas sur un modèle simplifier de français</text:span></text:span></text:p>
      <text:p text:style-name="P11"/>
      <text:p text:style-name="P11"/>
      <text:p text:style-name="P9"><text:soft-page-break/><text:span text:style-name="Police_20_par_20_défaut"><text:span text:style-name="T3">Enseignant(s) référent(s) : </text:span></text:span><text:span text:style-name="Police_20_par_20_défaut"><text:span text:style-name="T8">M.Jacques, professeur d'informatique</text:span></text:span></text:p>
      <text:p text:style-name="P12"/>
      <text:p text:style-name="P6">Difficultés rencontrées / questions en cours : </text:p>
      <text:p text:style-name="P9">Correction des erreurs de types accords entre sujet verbe, nom adjectif</text:p>
      <text:p text:style-name="P9"/>
      <text:p text:style-name="P6">Bibliographie</text:p>
      <text:p text:style-name="P9">A compléter tout au long de l’année, voir ci-dessous pour les indications à fournir. La bibliographie doit être composée de 2 à 10 références. Indiquer en une ou deux lignes le contenu de chaque référence.</text:p>
      <text:p text:style-name="P9"><text:span text:style-name="Police_20_par_20_défaut"><text:span text:style-name="T6">Exemples :</text:span></text:span><text:span text:style-name="Police_20_par_20_défaut"><text:span text:style-name="T6"> </text:span></text:span>Le candidat devra se conformer aux règles suivantes d'édition de ces références :</text:p>
      <text:p text:style-name="P14"><draw:frame draw:style-name="fr1" draw:name="Image 1" text:anchor-type="as-char" svg:y="0cm" svg:width="19.278cm" style:rel-width="scale" svg:height="6.124cm" style:rel-height="scale" draw:z-index="0"><draw:image/><svg:desc>Une image contenant texte, capture d’écran, logiciel, nombre

Description générée automatiquement</svg:desc></draw:frame></text:p>
      <text:p text:style-name="P14"><draw:frame draw:style-name="fr2" draw:name="Image 11" text:anchor-type="as-char" svg:y="0cm" svg:width="19.105cm" style:rel-width="scale" svg:height="3.006cm" style:rel-height="scale" draw:z-index="1"><draw:image/><svg:desc>Une image contenant texte, capture d’écran, logiciel, nombre

Description générée automatiquement</svg:desc></draw:frame></text:p>
      <text:p text:style-name="P14"><draw:frame draw:style-name="fr3" draw:name="Image 12" text:anchor-type="as-char" svg:y="0cm" svg:width="19.193cm" style:rel-width="scale" svg:height="3.739cm" style:rel-height="scale" draw:z-index="2"><draw:image/><svg:desc>Une image contenant texte, capture d’écran, logiciel, nombre

Description générée automatiquement</svg:desc></draw:frame></text:p>
      <text:p text:style-name="P6"/>
      <text:p text:style-name="P9"><text:span text:style-name="Police_20_par_20_défaut"><text:span text:style-name="T3">DOT</text:span></text:span><text:span text:style-name="Police_20_par_20_défaut"><text:span text:style-name="T7"> (Déroulé opérationnel du TIPE) </text:span></text:span><text:span text:style-name="Police_20_par_20_défaut"><text:span text:style-name="T4">détaillé séance par séance</text:span></text:span></text:p>
      <text:p text:style-name="P13">Vous indiquerez également les grandes lignes de ce que vous auriez pu faire pendant la semaine précédant la séance, ainsi que les éventuels contacts obtenus (rencontre, visite, courriers, …).</text:p>
      <text:p text:style-name="P13"/>
      <text:p text:style-name="P11"><text:soft-page-break/>Séance de TIPE du Mercredi 11 Septembre :</text:p>
      <text:p text:style-name="P17">TIPE sur l'évolution de la température dans une maison</text:p>
      <text:p text:style-name="P11">Séance de TIPE du Mercredi 18 Septembre :</text:p>
      <text:p text:style-name="P17">TIPE sur l'évolution de la température dans une maison</text:p>
      <text:p text:style-name="P11">Séance de TIPE du Mercredi 25 Septembre :</text:p>
      <text:p text:style-name="P17">TIPE sur l'évolution de la température dans une maison</text:p>
      <text:p text:style-name="P17">Commence les recherches sur le nouveau TIPE, notamment sur le sujet, idée de traduction dans un premier temps, puis de la détection d'erreur</text:p>
      <text:p text:style-name="P11">Séance de TIPE du Mercredi 02 Octobre :</text:p>
      <text:p text:style-name="P17">Implémentation des Trie</text:p>
      <text:p text:style-name="P17">Conversion d'une phrase (string) en list de mot (string list) plus exploitable</text:p>
      <text:p text:style-name="P17">Détection des erreurs orthographique : Tous les mots doivent appartenir au dictionnaire</text:p>
      <text:p text:style-name="P17">Récupération du dictionnaire de Grammalecte et adaptation de celui-ci pour pouvoir m'en servir</text:p>
      <text:p text:style-name="P18">3 Octobre :</text:p>
      <text:p text:style-name="P19">Tentative d'implémentation de la reconnaissance des groupes nominaux à l'aide de grammaires (Tokenisation des phrases)</text:p>
      <text:p text:style-name="P18">4 Octobre :</text:p>
      <text:p text:style-name="P19">Première implémentation des grammaires en Ocaml, reconnaissance des groupes nominaux</text:p>
      <text:p text:style-name="P19">Renvoie juste true ou false si la chaîne de caractères lu est un groupe nominal ou pas</text:p>
      <text:p text:style-name="P19">Pas de prises en compte de la multiplicité des adjectifs ex : le beau petit chat rouge</text:p>
      <text:p text:style-name="P11">Séance de TIPE du Mercredi 09 Octobre :</text:p>
      <text:p text:style-name="P17">Modification complète de l'implémentation de la grammaire pour obtenir l'arbre syntaxique associée à la phrase, extension de la grammaire aux groupes verbaux</text:p>
      <text:p text:style-name="P17">Détection d'erreur syntaxique sur les groupes verbaux : Renvoie si la phrase est bien un groupe verbal i.e. Est de la forme : </text:p>
      <text:p text:style-name="P17">Determinant + Adjectif(s) (optionnel) + Nom + Adjectif(s) (optionnel) + Verbe</text:p>
      <text:p text:style-name="P17">ou</text:p>
      <text:p text:style-name="P17">Pronom personnel sujet + Verbe</text:p>
      <text:p text:style-name="P11">Séance de TIPE du Mercredi 16 Octobre :</text:p>
      <text:p text:style-name="P17">Implémentation de la détection des erreurs d'accords intra groupe nominal et tentative de détection des erreurs de conjugaison mais échec</text:p>
      <text:p text:style-name="P11">Séance de TIPE du Mercredi 06 Novembre :</text:p>
      <text:p text:style-name="P17"><text:soft-page-break/>Implémentation de la détection des erreurs de conjugaison</text:p>
      <text:p text:style-name="P17">Réorganisation des fichiers du projet</text:p>
      <text:p text:style-name="P11">Séance de TIPE du Mercredi 13 Novembre :</text:p>
      <text:p text:style-name="P17">Implémentation de la correction orthographique : si un mot n'appartient pas au dictionnaire le programme cherche un mot qui fonctionnerait en remplaçant une lettre dans ce dernier</text:p>
      <text:p text:style-name="P17">Réflexions sur l'implémentation de la correction d'erreurs d'accords et de conjugaison </text:p>
      <text:p text:style-name="P11">Séance de TIPE du Mercredi 20 Novembre :</text:p>
      <text:p text:style-name="P11"/>
      <text:p text:style-name="P11">Séance de TIPE du Mercredi 27 Novembre :</text:p>
      <text:p text:style-name="P11"/>
      <text:p text:style-name="P11">Séance de TIPE du Mercredi 04 Décembre :</text:p>
      <text:p text:style-name="P11"/>
      <text:p text:style-name="P11">Séance de TIPE du Mercredi 11 Décembre :</text:p>
      <text:p text:style-name="P11"/>
      <text:p text:style-name="P11">Séance de TIPE du Mercredi 18 Décembre :</text:p>
      <text:p text:style-name="P11"/>
      <text:p text:style-name="P11"/>
      <text:p text:style-name="P6">MCOT </text:p>
      <text:p text:style-name="P9">A remplir directement sur le site SCEI. Envoyer un mail à l’encadrant pour relecture.</text:p>
      <text:p text:style-name="P11"/>
      <text:p text:style-name="P11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ptos" fo:font-size="11pt" fo:letter-spacing="normal" fo:language="fr" fo:country="FR" fo:font-style="normal" style:text-underline-style="none" fo:font-weight="normal" style:letter-kerning="true" fo:background-color="transparent" style:font-name-asian="Aptos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.141cm" fo:line-height="100%" fo:hyphenation-ladder-count="no-limit"/>
      <style:text-properties style:font-name="Aptos Display" fo:font-size="28pt" fo:letter-spacing="-0.018cm" style:letter-kerning="true" style:font-name-asian="Times New Roman" style:font-size-asian="28pt" style:font-name-complex="Times New Roman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fo:keep-together="always" fo:hyphenation-ladder-count="no-limit" fo:keep-with-next="always"/>
      <style:text-properties fo:color="#0f4761" style:font-name="Aptos Display" fo:font-size="20pt" style:font-name-asian="Times New Roman" style:font-size-asian="20pt" style:font-name-complex="Times New Roman" style:font-size-complex="20pt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fo:keep-together="always" fo:hyphenation-ladder-count="no-limit" fo:keep-with-next="always"/>
      <style:text-properties fo:color="#0f4761" style:font-name="Aptos Display" fo:font-size="16pt" style:font-name-asian="Times New Roman" style:font-size-asian="16pt" style:font-name-complex="Times New Roman" style:font-size-complex="16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fo:keep-together="always" fo:hyphenation-ladder-count="no-limit" fo:keep-with-next="always"/>
      <style:text-properties fo:color="#0f4761" fo:font-size="14pt" style:font-name-asian="Times New Roman" style:font-size-asian="14pt" style:font-name-complex="Times New Roman" style:font-size-complex="14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fo:keep-together="always" fo:hyphenation-ladder-count="no-limit" fo:keep-with-next="always"/>
      <style:text-properties fo:color="#0f4761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fo:keep-together="always" fo:hyphenation-ladder-count="no-limit" fo:keep-with-next="always"/>
      <style:text-properties fo:color="#0f4761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fo:keep-together="always" fo:hyphenation-ladder-count="no-limit" fo:keep-with-next="always"/>
      <style:text-properties fo:color="#595959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fo:keep-together="always" fo:hyphenation-ladder-count="no-limit" fo:keep-with-next="always"/>
      <style:text-properties fo:color="#595959" style:font-name-asian="Times New Roman" style:font-name-complex="Times New Roman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fo:keep-together="always" fo:hyphenation-ladder-count="no-limit" fo:keep-with-next="always"/>
      <style:text-properties fo:color="#272727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fo:keep-together="always" fo:hyphenation-ladder-count="no-limit" fo:keep-with-next="always"/>
      <style:text-properties fo:color="#272727" style:font-name-asian="Times New Roman" style:font-name-complex="Times New Roman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fo:font-size="14pt" fo:letter-spacing="0.026cm" style:font-name-asian="Times New Roman" style:font-size-asian="14pt" style:font-name-complex="Times New Roman" style:font-size-complex="14pt"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margin-top="0.282cm" fo:margin-bottom="0.282cm" fo:text-align="center" style:justify-single-word="false" fo:hyphenation-ladder-count="no-limit"/>
      <style:text-properties fo:color="#404040" fo:font-style="italic" style:font-style-asian="italic" style:font-style-complex="italic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1.524cm" fo:margin-right="1.524cm" fo:margin-top="0.635cm" fo:margin-bottom="0.635cm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018cm solid #0f4761" fo:border-bottom="0.018cm solid #0f4761" style:shadow="none">
        <style:tab-stops/>
      </style:paragraph-properties>
      <style:text-properties fo:color="#0f4761" fo:font-style="italic" style:font-style-asian="italic" style:font-style-complex="italic"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0f4761" style:font-name="Aptos Display" fo:font-size="20pt" style:font-name-asian="Times New Roman" style:font-size-asian="20pt" style:font-name-complex="Times New Roman" style:font-size-complex="20pt"/>
    </style:style>
    <style:style style:name="Titre_20_2_20_Car" style:display-name="Titre 2 Car" style:family="text" style:parent-style-name="Police_20_par_20_défaut">
      <style:text-properties fo:color="#0f4761" style:font-name="Aptos Display" fo:font-size="16pt" style:font-name-asian="Times New Roman" style:font-size-asian="16pt" style:font-name-complex="Times New Roman" style:font-size-complex="16pt"/>
    </style:style>
    <style:style style:name="Titre_20_3_20_Car" style:display-name="Titre 3 Car" style:family="text" style:parent-style-name="Police_20_par_20_défaut">
      <style:text-properties fo:color="#0f4761" fo:font-size="14pt" style:font-name-asian="Times New Roman" style:font-size-asian="14pt" style:font-name-complex="Times New Roman" style:font-size-complex="14pt"/>
    </style:style>
    <style:style style:name="Titre_20_4_20_Car" style:display-name="Titre 4 Car" style:family="text" style:parent-style-name="Police_20_par_20_défaut">
      <style:text-properties fo:color="#0f4761" fo:font-style="italic" style:font-name-asian="Times New Roman" style:font-style-asian="italic" style:font-name-complex="Times New Roman" style:font-style-complex="italic"/>
    </style:style>
    <style:style style:name="Titre_20_5_20_Car" style:display-name="Titre 5 Car" style:family="text" style:parent-style-name="Police_20_par_20_défaut">
      <style:text-properties fo:color="#0f4761" style:font-name-asian="Times New Roman" style:font-name-complex="Times New Roman"/>
    </style:style>
    <style:style style:name="Titre_20_6_20_Car" style:display-name="Titre 6 Car" style:family="text" style:parent-style-name="Police_20_par_20_défaut">
      <style:text-properties fo:color="#595959" fo:font-style="italic" style:font-name-asian="Times New Roman" style:font-style-asian="italic" style:font-name-complex="Times New Roman" style:font-style-complex="italic"/>
    </style:style>
    <style:style style:name="Titre_20_7_20_Car" style:display-name="Titre 7 Car" style:family="text" style:parent-style-name="Police_20_par_20_défaut">
      <style:text-properties fo:color="#595959" style:font-name-asian="Times New Roman" style:font-name-complex="Times New Roman"/>
    </style:style>
    <style:style style:name="Titre_20_8_20_Car" style:display-name="Titre 8 Car" style:family="text" style:parent-style-name="Police_20_par_20_défaut">
      <style:text-properties fo:color="#272727" fo:font-style="italic" style:font-name-asian="Times New Roman" style:font-style-asian="italic" style:font-name-complex="Times New Roman" style:font-style-complex="italic"/>
    </style:style>
    <style:style style:name="Titre_20_9_20_Car" style:display-name="Titre 9 Car" style:family="text" style:parent-style-name="Police_20_par_20_défaut">
      <style:text-properties fo:color="#272727" style:font-name-asian="Times New Roman" style:font-name-complex="Times New Roman"/>
    </style:style>
    <style:style style:name="Titre_20_Car" style:display-name="Titre Car" style:family="text" style:parent-style-name="Police_20_par_20_défaut">
      <style:text-properties style:font-name="Aptos Display" fo:font-size="28pt" fo:letter-spacing="-0.018cm" style:letter-kerning="true" style:font-name-asian="Times New Roman" style:font-size-asian="28pt" style:font-name-complex="Times New Roman" style:font-size-complex="28pt"/>
    </style:style>
    <style:style style:name="Sous-titre_20_Car" style:display-name="Sous-titre Car" style:family="text" style:parent-style-name="Police_20_par_20_défaut">
      <style:text-properties fo:color="#595959" fo:font-size="14pt" fo:letter-spacing="0.026cm" style:font-name-asian="Times New Roman" style:font-size-asian="14pt" style:font-name-complex="Times New Roman" style:font-size-complex="14pt"/>
    </style:style>
    <style:style style:name="Citation_20_Car" style:display-name="Citation Car" style:family="text" style:parent-style-name="Police_20_par_20_défaut">
      <style:text-properties fo:color="#404040" fo:font-style="italic" style:font-style-asian="italic" style:font-style-complex="italic"/>
    </style:style>
    <style:style style:name="Accentuation_20_intense" style:display-name="Accentuation intense" style:family="text" style:parent-style-name="Police_20_par_20_défaut">
      <style:text-properties fo:color="#0f4761"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color="#0f4761" fo:font-style="italic" style:font-style-asian="italic" style:font-style-complex="italic"/>
    </style:style>
    <style:style style:name="Référence_20_intense" style:display-name="Référence intense" style:family="text" style:parent-style-name="Police_20_par_20_défaut">
      <style:text-properties fo:font-variant="small-caps" fo:color="#0f4761" fo:letter-spacing="0.009cm" fo:font-weight="bold" style:font-weight-asian="bold" style:font-weight-complex="bold"/>
    </style:style>
    <style:style style:name="Lien_20_hypertexte" style:display-name="Lien hypertexte" style:family="text" style:parent-style-name="Police_20_par_20_défaut">
      <style:text-properties fo:color="#467886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752cm" fo:margin-right="1.498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title/>
    <dc:description/>
    <dc:subject/>
    <meta:initial-creator>Sonia Najid</meta:initial-creator>
    <dc:creator>Eliott Hurot</dc:creator>
    <meta:creation-date>2024-09-11T16:31:00Z</meta:creation-date>
    <dc:date>2024-11-17T20:14:12.93</dc:date>
    <meta:print-date>2024-09-11T16:32:00Z</meta:print-date>
    <meta:editing-cycles>4</meta:editing-cycles>
    <meta:editing-duration>PT1H4M16S</meta:editing-duration>
    <meta:document-statistic meta:table-count="0" meta:image-count="3" meta:object-count="0" meta:page-count="4" meta:paragraph-count="66" meta:word-count="622" meta:character-count="4088"/>
    <meta:template xlink:type="simple" xlink:actuate="onRequest" xlink:title="" xlink:href="Normal.dotm"/>
  </office:meta>
</office:document-meta>
</file>